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create database college;</text:p>
      <text:p text:style-name="Standard">Query OK, 1 row affected (0.01 sec)</text:p>
      <text:p text:style-name="Standard"/>
      <text:p text:style-name="Standard">mysql&gt; show database;</text:p>
      <text:p text:style-name="Standard">ERROR 1064 (42000): You have an error in your SQL syntax; check the manual that corresponds to your MySQL server version for the right syntax to use near 'database' at line 1</text:p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college <text:s text:c="11"/>|</text:p>
      <text:p text:style-name="Standard">| demo <text:s text:c="14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6 rows in set (0.01 sec)</text:p>
      <text:p text:style-name="Standard"/>
      <text:p text:style-name="Standard">mysql&gt; use college;</text:p>
      <text:p text:style-name="Standard">Database changed</text:p>
      <text:p text:style-name="Standard">mysql&gt; create table student(roll_no int,name varchar,dob date,address text,phone_no varchar,blood_grp varchar);</text:p>
      <text:p text:style-name="Standard">ERROR 1064 (42000): You have an error in your SQL syntax; check the manual that corresponds to your MySQL server version for the right syntax to use near ',dob date,address text,phone_no varchar,blood_grmysql&gt; create table student(roll_no int,name varchar,dob date,address text,phone_no varchar,blood_grp varchar);</text:p>
      <text:p text:style-name="Standard">ERROR 1064 (42000): You have an error in your SQL syntax; check the manual that corresponds to your MySQL server version for the right syntax to use near ',dob date,address text,phone_no varchar,blood_grp varchar)' at line 1</text:p>
      <text:p text:style-name="Standard">mysql&gt; create table student(roll_no int,name varchar(20),dob date,address text(20),phone_no varchar(12),blood_grp varchar(15));</text:p>
      <text:p text:style-name="Standard">Query OK, 0 rows affected (0.06 sec)</text:p>
      <text:p text:style-name="Standard"/>
      <text:p text:style-name="Standard">mysql&gt; create table course(course_id int,course_name varchar(20),course_duration int);</text:p>
      <text:p text:style-name="Standard">Query OK, 0 rows affected (0.06 sec)</text:p>
      <text:p text:style-name="Standard"/>
      <text:p text:style-name="Standard">mysql&gt; show tables;</text:p>
      <text:p text:style-name="Standard">+-------------------+</text:p>
      <text:p text:style-name="Standard">| Tables_in_college |</text:p>
      <text:p text:style-name="Standard">+-------------------+</text:p>
      <text:p text:style-name="Standard">| course <text:s text:c="11"/>|</text:p>
      <text:p text:style-name="Standard">| student <text:s text:c="10"/>|</text:p>
      <text:p text:style-name="Standard">+-------------------+</text:p>
      <text:p text:style-name="Standard">2 rows in set (0.00 sec)</text:p>
      <text:p text:style-name="Standard">mysql&gt; desc student;</text:p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roll_no <text:s text:c="2"/>| int <text:s text:c="8"/>| YES <text:s/>| <text:s text:c="4"/>| NULL <text:s text:c="3"/>| <text:s text:c="6"/>|</text:p>
      <text:p text:style-name="Standard">| name <text:s text:c="5"/>| varchar(20) | YES <text:s/>| <text:s text:c="4"/>| NULL <text:s text:c="3"/>| <text:s text:c="6"/>|</text:p>
      <text:p text:style-name="Standard">| dob <text:s text:c="6"/>| date <text:s text:c="7"/>| YES <text:s/>| <text:s text:c="4"/>| NULL <text:s text:c="3"/>| <text:s text:c="6"/>|</text:p>
      <text:p text:style-name="Standard"><text:soft-page-break/>| address <text:s text:c="2"/>| tinytext <text:s text:c="3"/>| YES <text:s/>| <text:s text:c="4"/>| NULL <text:s text:c="3"/>| <text:s text:c="6"/>|</text:p>
      <text:p text:style-name="Standard">| phone_no <text:s/>| varchar(12) | YES <text:s/>| <text:s text:c="4"/>| NULL <text:s text:c="3"/>| <text:s text:c="6"/>|</text:p>
      <text:p text:style-name="Standard">| blood_grp | varchar(15) | YES <text:s/>| <text:s text:c="4"/>| NULL <text:s text:c="3"/>| <text:s text:c="6"/>|</text:p>
      <text:p text:style-name="Standard">+-----------+-------------+------+-----+---------+-------+</text:p>
      <text:p text:style-name="Standard">6 rows in set (0.00 sec)</text:p>
      <text:p text:style-name="Standard"/>
      <text:p text:style-name="Standard">mysql&gt; alter table student (drop blood_grp);</text:p>
      <text:p text:style-name="Standard">ERROR 1064 (42000): You have an error in your SQL syntax; check the manual that corresponds to your MySQL server version for the right syntax to use near '(drop blood_grp)' at line 1</text:p>
      <text:p text:style-name="Standard">mysql&gt; alter table student drop blood_grp;</text:p>
      <text:p text:style-name="Standard">Query OK, 0 rows affected (0.07 sec)</text:p>
      <text:p text:style-name="Standard">Records: 0 <text:s/>Duplicates: 0 <text:s/>Warnings: 0</text:p>
      <text:p text:style-name="Standard"/>
      <text:p text:style-name="Standard">mysql&gt; alter table student add adar_no;</text:p>
      <text:p text:style-name="Standard">ERROR 1064 (42000): You have an error in your SQL syntax; check the manual that corresponds to your MySQL server version for the right syntax to use near '' at line 1</text:p>
      <text:p text:style-name="Standard">mysql&gt; alter table student add adar_no int;</text:p>
      <text:p text:style-name="Standard">Query OK, 0 rows affected (0.05 sec)</text:p>
      <text:p text:style-name="Standard">Records: 0 <text:s/>Duplicates: 0 <text:s/>Warnings: 0</text:p>
      <text:p text:style-name="Standard"/>
      <text:p text:style-name="Standard">mysql&gt; alter table student modify phone_no int;</text:p>
      <text:p text:style-name="Standard">Query OK, 0 rows affected (0.08 sec)</text:p>
      <text:p text:style-name="Standard">Records: 0 <text:s/>Duplicates: 0 <text:s/>Warnings: 0</text:p>
      <text:p text:style-name="Standard"/>
      <text:p text:style-name="Standard">mysql&gt; drop table student;</text:p>
      <text:p text:style-name="Standard">Query OK, 0 rows affected (0.05 sec)</text:p>
      <text:p text:style-name="Standard"/>
      <text:p text:style-name="Standard">mysql&gt; drop table course;</text:p>
      <text:p text:style-name="Standard">Query OK, 0 rows affected (0.05 sec)</text:p>
      <text:p text:style-name="Standard"/>
      <text:p text:style-name="Standard">mysql&gt; drop college;</text:p>
      <text:p text:style-name="Standard">ERROR 1064 (42000): You have an error in your SQL syntax; check the manual that corresponds to your MySQL server version for the right syntax to use near 'college' at line 1</text:p>
      <text:p text:style-name="Standard">mysql&gt; drop database college;</text:p>
      <text:p text:style-name="Standard">Query OK, 0 rows affected (0.05 sec)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demo <text:s text:c="14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5 rows in set (0.01 sec)</text:p>
      <text:p text:style-name="Standard"/>
      <text:p text:style-name="Standard">mysql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8T14:49:55.189862518</meta:creation-date>
    <dc:date>2024-02-28T15:10:59.474780030</dc:date>
    <meta:editing-duration>PT21M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8" meta:word-count="576" meta:character-count="3706" meta:non-whitespace-character-count="2963"/>
  </office:meta>
</office:document-meta>
</file>